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QUIPE EDUCATIVE STANLEY COTET</text:p>
      <text:p text:style-name="P1">24 janvier 2019</text:p>
      <text:p text:style-name="P1"/>
      <text:p text:style-name="P2">Travail de Stanley : </text:p>
      <text:p text:style-name="P3">-Stanley est un petit garçon très intelligent, qui comprend beaucoup de choses, mais à présent l'écart avec les autres élèves se creuse, car il ne travaille pas. A moins qu'un adulte soit assis à côté de lui, l'encourage et négocie en permanence (« encore un exercice, tu pourras peut être avoir le tampon « bon travail », encore une ligne et tu pourras avoir une nouvelle responsabilité »...)</text:p>
      <text:p text:style-name="P3">-Travail de groupe très délicat, il veut toujours avoir le dernier mot, on doit choisir ses idées... Les jeux collectifs engendrent systématiquement une crise, il voudrait gagner, mais n'a jamais suffisamment de patience pour terminer le jeu.</text:p>
      <text:p text:style-name="P3">En général, il travaille de 8h30 à 10h, heure de la récréation, après c'est très difficile, voire impossible. Il y a tout de même certaines situations de classe qui le ramènent au calme...l'anglais avec la marionnette et les comptines, les arts visuels, la musique, la lecture à voix haute, la littérature. Mais ce n'est pas non plus systématique...C'est surtout le passage à l'écrit qui est difficile.</text:p>
      <text:p text:style-name="P2"/>
      <text:p text:style-name="P2">Comportement dans la classe :</text:p>
      <text:p text:style-name="P3"><text:s/><text:span text:style-name="T2">En dehors des crises</text:span> : C'est un élève qui a besoin d'être modéré continuellement. Il ne tient pas assis sur sa chaise, il parle tout fort, à ses camarades, à la maîtresse. Il ne demande jamais la parole. Il trouve toujours autre chose à faire que travailler : tailler son crayon, aller aux toilettes, etc.</text:p>
      <text:p text:style-name="P4">Pendant les crises :</text:p>
      <text:p text:style-name="P3">-<text:span text:style-name="T3">Agressif verbalement envers les adultes et les élèves</text:span> de l'école : insultes ou des réflexions du type « je compte jusqu'à 3 et tu disparais, ramène pas ta fraise... »</text:p>
      <text:p text:style-name="P3">-<text:span text:style-name="T3">Agressif physiquement envers les élèves</text:span> : bouscule, étrangle, mets des coups de poings, des coups de pieds, tire les cheveux...</text:p>
      <text:p text:style-name="P3">-<text:span text:style-name="T3">Agressif physiquement envers </text:span><text:span text:style-name="T4">tous</text:span><text:span text:style-name="T3"> </text:span><text:span text:style-name="T4">les adultes</text:span><text:span text:style-name="T3"> de l'école</text:span> : coups de pieds, écrase les pieds, coups de poings, morsures, coup de tête dans le dos. </text:p>
      <text:p text:style-name="P3"/>
      <text:p text:style-name="P3">Il hurle des méchancetés, pousse des cris stridents, fais le chien ou la voiture. Il dit qu'il ne s'appelle pas Stanley mais Mirco. </text:p>
      <text:p text:style-name="P3"/>
      <text:p text:style-name="P3">-Il s'en prend également au matériel : coups de pieds dans les murs, les portes, jets des manteaux, écharpes et bonnets du vestiaire, des chaises, des tables, des bancs. </text:p>
      <text:p text:style-name="P2"/>
      <text:p text:style-name="P2">Ce qui engendre les crises : </text:p>
      <text:p text:style-name="P3"/>
      <text:p text:style-name="P3">La moindre contrariété, de la part d'un enfant ou d'un adulte. Tout ce qui montre qu'il ne commande pas, que ce n'est pas lui qui dirige le groupe. Un élève qui va aux toilettes ou qui va boire sans lui demander l'autorisation, moi qui lui demande de se mettre au travail...</text:p>
      <text:p text:style-name="P2">Gestion de Stanley : </text:p>
      <text:p text:style-name="P3">-Avec calme et bienveillance, on détourne son attention → ça fonctionne lors des premières crises de la journée, en début de matinée. </text:p>
      <text:p text:style-name="P3">-Avec autorité et fermeté : il y a des jours où ça fonctionne, et d'autres pas du tout, il s'emporte encore plus et on n'a plus de solutions de recours. </text:p>
      <text:p text:style-name="P3">-Avec différents outils : le sas de décompression, la musique douce, le yoga de la grenouille, le chronomètre pour lui laisser exprimer sa colère avec obligation de revenir au calme au bout d'un certain temps <text:s/>→ fonctionne un temps mais il faut recommencer sans arrêt. Les horloges sur la table, l'annonce de l'emploi du temps pour qu'il sache toujours ce qui l'attend après (pour éviter les angoisses)... Cela a fonctionné un temps donné, mais ne fonctionne plus car il ne veut plus travailler, les tâches deviennent trop contraignantes pour lui. Il ne veut pas faire d'effort.</text:p>
      <text:p text:style-name="P3">-Le coup de fil à maman, ne fonctionne plus vraiment depuis retour des vacances</text:p>
      <text:p text:style-name="P3">-Exclusion quand nous sommes dans une impasse, que les crises sont trop longues et que plus rien ne le calme.</text:p>
      <text:p text:style-name="P3"><text:span text:style-name="T1">Propositions :</text:span> </text:p>
      <text:p text:style-name="P3">Stanley a besoin d'aide, d'une aide extérieure que l'école ne peut pas lui apporter. </text:p>
      <text:p text:style-name="P3">→ <text:s/>faire un bilan au CMPP (donner la fiche et la remplir avec eux) <text:s text:c="6"/></text:p>
      <text:p text:style-name="P3">→ faire un bilan avec Evelyne à chaque retour de pause méridienne</text:p>
      <text:p text:style-name="P3">→ rencontre une fois par semaine avec la maman après l'école pour faire un bilan </text:p>
      <text:p text:style-name="P3">→ emploi du temps aménagé (une demi-journée?) en attendant que les aides extérieures se mettent en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06cm" fo:margin-bottom="0.579cm" fo:margin-left="1.111cm" fo:margin-right="0.96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9-01-23T14:53:15.85</meta:creation-date>
    <dc:date>2019-01-26T16:38:34.61</dc:date>
    <dc:creator>Sabrina Agnellini</dc:creator>
    <meta:editing-duration>PT18M</meta:editing-duration>
    <meta:editing-cycles>4</meta:editing-cycles>
    <meta:generator>OpenOffice/4.1.5$Win32 OpenOffice.org_project/415m1$Build-9789</meta:generator>
    <meta:document-statistic meta:table-count="0" meta:image-count="0" meta:object-count="0" meta:page-count="1" meta:paragraph-count="28" meta:word-count="690" meta:character-count="4005"/>
  </office:meta>
</office:document-meta>
</file>